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F800000526942568B44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application/x-openoffice-gdimetafile;windows_formatname=&quot;GDIMetaFile&quot;" manifest:full-path="Object 21/ObjectReplacements/Object 11"/>
  <manifest:file-entry manifest:media-type="application/x-openoffice-gdimetafile;windows_formatname=&quot;GDIMetaFile&quot;" manifest:full-path="Object 21/ObjectReplacements/Object 12"/>
  <manifest:file-entry manifest:media-type="application/x-openoffice-gdimetafile;windows_formatname=&quot;GDIMetaFile&quot;" manifest:full-path="Object 21/ObjectReplacements/Object 1"/>
  <manifest:file-entry manifest:media-type="application/x-openoffice-gdimetafile;windows_formatname=&quot;GDIMetaFile&quot;" manifest:full-path="Object 21/ObjectReplacements/Object 2"/>
  <manifest:file-entry manifest:media-type="application/x-openoffice-gdimetafile;windows_formatname=&quot;GDIMetaFile&quot;" manifest:full-path="Object 21/ObjectReplacements/Object 3"/>
  <manifest:file-entry manifest:media-type="application/x-openoffice-gdimetafile;windows_formatname=&quot;GDIMetaFile&quot;" manifest:full-path="Object 21/ObjectReplacements/Object 4"/>
  <manifest:file-entry manifest:media-type="application/x-openoffice-gdimetafile;windows_formatname=&quot;GDIMetaFile&quot;" manifest:full-path="Object 21/ObjectReplacements/Object 8"/>
  <manifest:file-entry manifest:media-type="application/x-openoffice-gdimetafile;windows_formatname=&quot;GDIMetaFile&quot;" manifest:full-path="Object 21/ObjectReplacements/Object 9"/>
  <manifest:file-entry manifest:media-type="" manifest:full-path="Object 21/ObjectReplacements/"/>
  <manifest:file-entry manifest:media-type="text/xml" manifest:full-path="Object 21/content.xml"/>
  <manifest:file-entry manifest:media-type="text/xml" manifest:full-path="Object 21/Object 11/content.xml"/>
  <manifest:file-entry manifest:media-type="text/xml" manifest:full-path="Object 21/Object 11/settings.xml"/>
  <manifest:file-entry manifest:media-type="application/vnd.oasis.opendocument.formula" manifest:version="1.2" manifest:full-path="Object 21/Object 11/"/>
  <manifest:file-entry manifest:media-type="text/xml" manifest:full-path="Object 21/Object 12/content.xml"/>
  <manifest:file-entry manifest:media-type="text/xml" manifest:full-path="Object 21/Object 12/settings.xml"/>
  <manifest:file-entry manifest:media-type="application/vnd.oasis.opendocument.formula" manifest:version="1.2" manifest:full-path="Object 21/Object 12/"/>
  <manifest:file-entry manifest:media-type="text/xml" manifest:full-path="Object 21/styles.xml"/>
  <manifest:file-entry manifest:media-type="" manifest:full-path="Object 21/Object 1/Configurations2/statusbar/"/>
  <manifest:file-entry manifest:media-type="" manifest:full-path="Object 21/Object 1/Configurations2/floater/"/>
  <manifest:file-entry manifest:media-type="" manifest:full-path="Object 21/Object 1/Configurations2/popupmenu/"/>
  <manifest:file-entry manifest:media-type="" manifest:full-path="Object 21/Object 1/Configurations2/progressbar/"/>
  <manifest:file-entry manifest:media-type="" manifest:full-path="Object 21/Object 1/Configurations2/menubar/"/>
  <manifest:file-entry manifest:media-type="" manifest:full-path="Object 21/Object 1/Configurations2/toolbar/"/>
  <manifest:file-entry manifest:media-type="" manifest:full-path="Object 21/Object 1/Configurations2/images/Bitmaps/"/>
  <manifest:file-entry manifest:media-type="" manifest:full-path="Object 21/Object 1/Configurations2/images/"/>
  <manifest:file-entry manifest:media-type="application/vnd.sun.xml.ui.configuration" manifest:full-path="Object 21/Object 1/Configurations2/"/>
  <manifest:file-entry manifest:media-type="text/xml" manifest:full-path="Object 21/Object 1/content.xml"/>
  <manifest:file-entry manifest:media-type="text/xml" manifest:full-path="Object 21/Object 1/settings.xml"/>
  <manifest:file-entry manifest:media-type="application/vnd.oasis.opendocument.formula" manifest:version="1.2" manifest:full-path="Object 21/Object 1/"/>
  <manifest:file-entry manifest:media-type="" manifest:full-path="Object 21/Object 2/Configurations2/statusbar/"/>
  <manifest:file-entry manifest:media-type="" manifest:full-path="Object 21/Object 2/Configurations2/floater/"/>
  <manifest:file-entry manifest:media-type="" manifest:full-path="Object 21/Object 2/Configurations2/popupmenu/"/>
  <manifest:file-entry manifest:media-type="" manifest:full-path="Object 21/Object 2/Configurations2/progressbar/"/>
  <manifest:file-entry manifest:media-type="" manifest:full-path="Object 21/Object 2/Configurations2/menubar/"/>
  <manifest:file-entry manifest:media-type="" manifest:full-path="Object 21/Object 2/Configurations2/toolbar/"/>
  <manifest:file-entry manifest:media-type="" manifest:full-path="Object 21/Object 2/Configurations2/images/Bitmaps/"/>
  <manifest:file-entry manifest:media-type="" manifest:full-path="Object 21/Object 2/Configurations2/images/"/>
  <manifest:file-entry manifest:media-type="application/vnd.sun.xml.ui.configuration" manifest:full-path="Object 21/Object 2/Configurations2/"/>
  <manifest:file-entry manifest:media-type="text/xml" manifest:full-path="Object 21/Object 2/content.xml"/>
  <manifest:file-entry manifest:media-type="text/xml" manifest:full-path="Object 21/Object 2/settings.xml"/>
  <manifest:file-entry manifest:media-type="application/vnd.oasis.opendocument.formula" manifest:version="1.2" manifest:full-path="Object 21/Object 2/"/>
  <manifest:file-entry manifest:media-type="" manifest:full-path="Object 21/Object 3/Configurations2/statusbar/"/>
  <manifest:file-entry manifest:media-type="" manifest:full-path="Object 21/Object 3/Configurations2/floater/"/>
  <manifest:file-entry manifest:media-type="" manifest:full-path="Object 21/Object 3/Configurations2/popupmenu/"/>
  <manifest:file-entry manifest:media-type="" manifest:full-path="Object 21/Object 3/Configurations2/progressbar/"/>
  <manifest:file-entry manifest:media-type="" manifest:full-path="Object 21/Object 3/Configurations2/menubar/"/>
  <manifest:file-entry manifest:media-type="" manifest:full-path="Object 21/Object 3/Configurations2/toolbar/"/>
  <manifest:file-entry manifest:media-type="" manifest:full-path="Object 21/Object 3/Configurations2/images/Bitmaps/"/>
  <manifest:file-entry manifest:media-type="" manifest:full-path="Object 21/Object 3/Configurations2/images/"/>
  <manifest:file-entry manifest:media-type="application/vnd.sun.xml.ui.configuration" manifest:full-path="Object 21/Object 3/Configurations2/"/>
  <manifest:file-entry manifest:media-type="text/xml" manifest:full-path="Object 21/Object 3/content.xml"/>
  <manifest:file-entry manifest:media-type="text/xml" manifest:full-path="Object 21/Object 3/settings.xml"/>
  <manifest:file-entry manifest:media-type="application/vnd.oasis.opendocument.formula" manifest:version="1.2" manifest:full-path="Object 21/Object 3/"/>
  <manifest:file-entry manifest:media-type="" manifest:full-path="Object 21/Object 4/Configurations2/statusbar/"/>
  <manifest:file-entry manifest:media-type="" manifest:full-path="Object 21/Object 4/Configurations2/floater/"/>
  <manifest:file-entry manifest:media-type="" manifest:full-path="Object 21/Object 4/Configurations2/popupmenu/"/>
  <manifest:file-entry manifest:media-type="" manifest:full-path="Object 21/Object 4/Configurations2/progressbar/"/>
  <manifest:file-entry manifest:media-type="" manifest:full-path="Object 21/Object 4/Configurations2/menubar/"/>
  <manifest:file-entry manifest:media-type="" manifest:full-path="Object 21/Object 4/Configurations2/toolbar/"/>
  <manifest:file-entry manifest:media-type="" manifest:full-path="Object 21/Object 4/Configurations2/images/Bitmaps/"/>
  <manifest:file-entry manifest:media-type="" manifest:full-path="Object 21/Object 4/Configurations2/images/"/>
  <manifest:file-entry manifest:media-type="application/vnd.sun.xml.ui.configuration" manifest:full-path="Object 21/Object 4/Configurations2/"/>
  <manifest:file-entry manifest:media-type="text/xml" manifest:full-path="Object 21/Object 4/content.xml"/>
  <manifest:file-entry manifest:media-type="text/xml" manifest:full-path="Object 21/Object 4/settings.xml"/>
  <manifest:file-entry manifest:media-type="application/vnd.oasis.opendocument.formula" manifest:version="1.2" manifest:full-path="Object 21/Object 4/"/>
  <manifest:file-entry manifest:media-type="text/xml" manifest:full-path="Object 21/Object 8/content.xml"/>
  <manifest:file-entry manifest:media-type="text/xml" manifest:full-path="Object 21/Object 8/settings.xml"/>
  <manifest:file-entry manifest:media-type="application/vnd.oasis.opendocument.formula" manifest:version="1.2" manifest:full-path="Object 21/Object 8/"/>
  <manifest:file-entry manifest:media-type="text/xml" manifest:full-path="Object 21/Object 9/content.xml"/>
  <manifest:file-entry manifest:media-type="text/xml" manifest:full-path="Object 21/Object 9/settings.xml"/>
  <manifest:file-entry manifest:media-type="application/vnd.oasis.opendocument.formula" manifest:version="1.2" manifest:full-path="Object 21/Object 9/"/>
  <manifest:file-entry manifest:media-type="text/xml" manifest:full-path="Object 21/settings.xml"/>
  <manifest:file-entry manifest:media-type="application/vnd.oasis.opendocument.graphics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application/x-openoffice-gdimetafile;windows_formatname=&quot;GDIMetaFile&quot;" manifest:full-path="Object 1/ObjectReplacements/Object 1"/>
  <manifest:file-entry manifest:media-type="application/x-openoffice-gdimetafile;windows_formatname=&quot;GDIMetaFile&quot;" manifest:full-path="Object 1/ObjectReplacements/Object 2"/>
  <manifest:file-entry manifest:media-type="application/x-openoffice-gdimetafile;windows_formatname=&quot;GDIMetaFile&quot;" manifest:full-path="Object 1/ObjectReplacements/Object 3"/>
  <manifest:file-entry manifest:media-type="application/x-openoffice-gdimetafile;windows_formatname=&quot;GDIMetaFile&quot;" manifest:full-path="Object 1/ObjectReplacements/Object 4"/>
  <manifest:file-entry manifest:media-type="application/x-openoffice-gdimetafile;windows_formatname=&quot;GDIMetaFile&quot;" manifest:full-path="Object 1/ObjectReplacements/Object 5"/>
  <manifest:file-entry manifest:media-type="application/x-openoffice-gdimetafile;windows_formatname=&quot;GDIMetaFile&quot;" manifest:full-path="Object 1/ObjectReplacements/Object 6"/>
  <manifest:file-entry manifest:media-type="" manifest:full-path="Object 1/ObjectReplacement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Object 1/content.xml"/>
  <manifest:file-entry manifest:media-type="text/xml" manifest:full-path="Object 1/Object 1/settings.xml"/>
  <manifest:file-entry manifest:media-type="application/vnd.oasis.opendocument.formula" manifest:version="1.2" manifest:full-path="Object 1/Object 1/"/>
  <manifest:file-entry manifest:media-type="text/xml" manifest:full-path="Object 1/Object 2/content.xml"/>
  <manifest:file-entry manifest:media-type="text/xml" manifest:full-path="Object 1/Object 2/settings.xml"/>
  <manifest:file-entry manifest:media-type="application/vnd.oasis.opendocument.formula" manifest:version="1.2" manifest:full-path="Object 1/Object 2/"/>
  <manifest:file-entry manifest:media-type="" manifest:full-path="Object 1/Object 3/Configurations2/statusbar/"/>
  <manifest:file-entry manifest:media-type="" manifest:full-path="Object 1/Object 3/Configurations2/floater/"/>
  <manifest:file-entry manifest:media-type="" manifest:full-path="Object 1/Object 3/Configurations2/popupmenu/"/>
  <manifest:file-entry manifest:media-type="" manifest:full-path="Object 1/Object 3/Configurations2/progressbar/"/>
  <manifest:file-entry manifest:media-type="" manifest:full-path="Object 1/Object 3/Configurations2/menubar/"/>
  <manifest:file-entry manifest:media-type="" manifest:full-path="Object 1/Object 3/Configurations2/toolbar/"/>
  <manifest:file-entry manifest:media-type="" manifest:full-path="Object 1/Object 3/Configurations2/images/Bitmaps/"/>
  <manifest:file-entry manifest:media-type="" manifest:full-path="Object 1/Object 3/Configurations2/images/"/>
  <manifest:file-entry manifest:media-type="application/vnd.sun.xml.ui.configuration" manifest:full-path="Object 1/Object 3/Configurations2/"/>
  <manifest:file-entry manifest:media-type="text/xml" manifest:full-path="Object 1/Object 3/content.xml"/>
  <manifest:file-entry manifest:media-type="text/xml" manifest:full-path="Object 1/Object 3/settings.xml"/>
  <manifest:file-entry manifest:media-type="application/vnd.oasis.opendocument.formula" manifest:version="1.2" manifest:full-path="Object 1/Object 3/"/>
  <manifest:file-entry manifest:media-type="" manifest:full-path="Object 1/Object 4/Configurations2/statusbar/"/>
  <manifest:file-entry manifest:media-type="" manifest:full-path="Object 1/Object 4/Configurations2/accelerator/current.xml"/>
  <manifest:file-entry manifest:media-type="" manifest:full-path="Object 1/Object 4/Configurations2/accelerator/"/>
  <manifest:file-entry manifest:media-type="" manifest:full-path="Object 1/Object 4/Configurations2/floater/"/>
  <manifest:file-entry manifest:media-type="" manifest:full-path="Object 1/Object 4/Configurations2/popupmenu/"/>
  <manifest:file-entry manifest:media-type="" manifest:full-path="Object 1/Object 4/Configurations2/progressbar/"/>
  <manifest:file-entry manifest:media-type="" manifest:full-path="Object 1/Object 4/Configurations2/menubar/"/>
  <manifest:file-entry manifest:media-type="" manifest:full-path="Object 1/Object 4/Configurations2/toolbar/"/>
  <manifest:file-entry manifest:media-type="" manifest:full-path="Object 1/Object 4/Configurations2/images/Bitmaps/"/>
  <manifest:file-entry manifest:media-type="" manifest:full-path="Object 1/Object 4/Configurations2/images/"/>
  <manifest:file-entry manifest:media-type="application/vnd.sun.xml.ui.configuration" manifest:full-path="Object 1/Object 4/Configurations2/"/>
  <manifest:file-entry manifest:media-type="text/xml" manifest:full-path="Object 1/Object 4/content.xml"/>
  <manifest:file-entry manifest:media-type="text/xml" manifest:full-path="Object 1/Object 4/settings.xml"/>
  <manifest:file-entry manifest:media-type="application/vnd.oasis.opendocument.formula" manifest:version="1.2" manifest:full-path="Object 1/Object 4/"/>
  <manifest:file-entry manifest:media-type="text/xml" manifest:full-path="Object 1/Object 5/content.xml"/>
  <manifest:file-entry manifest:media-type="text/xml" manifest:full-path="Object 1/Object 5/settings.xml"/>
  <manifest:file-entry manifest:media-type="application/vnd.oasis.opendocument.formula" manifest:version="1.2" manifest:full-path="Object 1/Object 5/"/>
  <manifest:file-entry manifest:media-type="text/xml" manifest:full-path="Object 1/Object 6/content.xml"/>
  <manifest:file-entry manifest:media-type="text/xml" manifest:full-path="Object 1/Object 6/settings.xml"/>
  <manifest:file-entry manifest:media-type="application/vnd.oasis.opendocument.formula" manifest:version="1.2" manifest:full-path="Object 1/Object 6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application/x-openoffice-gdimetafile;windows_formatname=&quot;GDIMetaFile&quot;" manifest:full-path="Object 8/ObjectReplacements/Object 10"/>
  <manifest:file-entry manifest:media-type="application/x-openoffice-gdimetafile;windows_formatname=&quot;GDIMetaFile&quot;" manifest:full-path="Object 8/ObjectReplacements/Object 11"/>
  <manifest:file-entry manifest:media-type="application/x-openoffice-gdimetafile;windows_formatname=&quot;GDIMetaFile&quot;" manifest:full-path="Object 8/ObjectReplacements/Object 12"/>
  <manifest:file-entry manifest:media-type="application/x-openoffice-gdimetafile;windows_formatname=&quot;GDIMetaFile&quot;" manifest:full-path="Object 8/ObjectReplacements/Object 1"/>
  <manifest:file-entry manifest:media-type="application/x-openoffice-gdimetafile;windows_formatname=&quot;GDIMetaFile&quot;" manifest:full-path="Object 8/ObjectReplacements/Object 2"/>
  <manifest:file-entry manifest:media-type="application/x-openoffice-gdimetafile;windows_formatname=&quot;GDIMetaFile&quot;" manifest:full-path="Object 8/ObjectReplacements/Object 3"/>
  <manifest:file-entry manifest:media-type="application/x-openoffice-gdimetafile;windows_formatname=&quot;GDIMetaFile&quot;" manifest:full-path="Object 8/ObjectReplacements/Object 4"/>
  <manifest:file-entry manifest:media-type="application/x-openoffice-gdimetafile;windows_formatname=&quot;GDIMetaFile&quot;" manifest:full-path="Object 8/ObjectReplacements/Object 5"/>
  <manifest:file-entry manifest:media-type="application/x-openoffice-gdimetafile;windows_formatname=&quot;GDIMetaFile&quot;" manifest:full-path="Object 8/ObjectReplacements/Object 6"/>
  <manifest:file-entry manifest:media-type="application/x-openoffice-gdimetafile;windows_formatname=&quot;GDIMetaFile&quot;" manifest:full-path="Object 8/ObjectReplacements/Object 7"/>
  <manifest:file-entry manifest:media-type="application/x-openoffice-gdimetafile;windows_formatname=&quot;GDIMetaFile&quot;" manifest:full-path="Object 8/ObjectReplacements/Object 8"/>
  <manifest:file-entry manifest:media-type="application/x-openoffice-gdimetafile;windows_formatname=&quot;GDIMetaFile&quot;" manifest:full-path="Object 8/ObjectReplacements/Object 9"/>
  <manifest:file-entry manifest:media-type="" manifest:full-path="Object 8/ObjectReplacements/"/>
  <manifest:file-entry manifest:media-type="text/xml" manifest:full-path="Object 8/content.xml"/>
  <manifest:file-entry manifest:media-type="text/xml" manifest:full-path="Object 8/Object 10/content.xml"/>
  <manifest:file-entry manifest:media-type="text/xml" manifest:full-path="Object 8/Object 10/settings.xml"/>
  <manifest:file-entry manifest:media-type="application/vnd.oasis.opendocument.formula" manifest:version="1.2" manifest:full-path="Object 8/Object 10/"/>
  <manifest:file-entry manifest:media-type="text/xml" manifest:full-path="Object 8/Object 11/content.xml"/>
  <manifest:file-entry manifest:media-type="text/xml" manifest:full-path="Object 8/Object 11/settings.xml"/>
  <manifest:file-entry manifest:media-type="application/vnd.oasis.opendocument.formula" manifest:version="1.2" manifest:full-path="Object 8/Object 11/"/>
  <manifest:file-entry manifest:media-type="text/xml" manifest:full-path="Object 8/Object 12/content.xml"/>
  <manifest:file-entry manifest:media-type="text/xml" manifest:full-path="Object 8/Object 12/settings.xml"/>
  <manifest:file-entry manifest:media-type="application/vnd.oasis.opendocument.formula" manifest:version="1.2" manifest:full-path="Object 8/Object 12/"/>
  <manifest:file-entry manifest:media-type="text/xml" manifest:full-path="Object 8/styles.xml"/>
  <manifest:file-entry manifest:media-type="text/xml" manifest:full-path="Object 8/Object 1/content.xml"/>
  <manifest:file-entry manifest:media-type="text/xml" manifest:full-path="Object 8/Object 1/settings.xml"/>
  <manifest:file-entry manifest:media-type="application/vnd.oasis.opendocument.formula" manifest:version="1.2" manifest:full-path="Object 8/Object 1/"/>
  <manifest:file-entry manifest:media-type="text/xml" manifest:full-path="Object 8/Object 2/content.xml"/>
  <manifest:file-entry manifest:media-type="text/xml" manifest:full-path="Object 8/Object 2/settings.xml"/>
  <manifest:file-entry manifest:media-type="application/vnd.oasis.opendocument.formula" manifest:version="1.2" manifest:full-path="Object 8/Object 2/"/>
  <manifest:file-entry manifest:media-type="text/xml" manifest:full-path="Object 8/Object 3/content.xml"/>
  <manifest:file-entry manifest:media-type="text/xml" manifest:full-path="Object 8/Object 3/settings.xml"/>
  <manifest:file-entry manifest:media-type="application/vnd.oasis.opendocument.formula" manifest:version="1.2" manifest:full-path="Object 8/Object 3/"/>
  <manifest:file-entry manifest:media-type="" manifest:full-path="Object 8/Object 4/Configurations2/statusbar/"/>
  <manifest:file-entry manifest:media-type="" manifest:full-path="Object 8/Object 4/Configurations2/accelerator/current.xml"/>
  <manifest:file-entry manifest:media-type="" manifest:full-path="Object 8/Object 4/Configurations2/accelerator/"/>
  <manifest:file-entry manifest:media-type="" manifest:full-path="Object 8/Object 4/Configurations2/floater/"/>
  <manifest:file-entry manifest:media-type="" manifest:full-path="Object 8/Object 4/Configurations2/popupmenu/"/>
  <manifest:file-entry manifest:media-type="" manifest:full-path="Object 8/Object 4/Configurations2/progressbar/"/>
  <manifest:file-entry manifest:media-type="" manifest:full-path="Object 8/Object 4/Configurations2/menubar/"/>
  <manifest:file-entry manifest:media-type="" manifest:full-path="Object 8/Object 4/Configurations2/toolbar/"/>
  <manifest:file-entry manifest:media-type="" manifest:full-path="Object 8/Object 4/Configurations2/images/Bitmaps/"/>
  <manifest:file-entry manifest:media-type="" manifest:full-path="Object 8/Object 4/Configurations2/images/"/>
  <manifest:file-entry manifest:media-type="application/vnd.sun.xml.ui.configuration" manifest:full-path="Object 8/Object 4/Configurations2/"/>
  <manifest:file-entry manifest:media-type="text/xml" manifest:full-path="Object 8/Object 4/content.xml"/>
  <manifest:file-entry manifest:media-type="text/xml" manifest:full-path="Object 8/Object 4/settings.xml"/>
  <manifest:file-entry manifest:media-type="application/vnd.oasis.opendocument.formula" manifest:version="1.2" manifest:full-path="Object 8/Object 4/"/>
  <manifest:file-entry manifest:media-type="" manifest:full-path="Object 8/Object 5/Configurations2/statusbar/"/>
  <manifest:file-entry manifest:media-type="" manifest:full-path="Object 8/Object 5/Configurations2/floater/"/>
  <manifest:file-entry manifest:media-type="" manifest:full-path="Object 8/Object 5/Configurations2/popupmenu/"/>
  <manifest:file-entry manifest:media-type="" manifest:full-path="Object 8/Object 5/Configurations2/progressbar/"/>
  <manifest:file-entry manifest:media-type="" manifest:full-path="Object 8/Object 5/Configurations2/menubar/"/>
  <manifest:file-entry manifest:media-type="" manifest:full-path="Object 8/Object 5/Configurations2/toolbar/"/>
  <manifest:file-entry manifest:media-type="" manifest:full-path="Object 8/Object 5/Configurations2/images/Bitmaps/"/>
  <manifest:file-entry manifest:media-type="" manifest:full-path="Object 8/Object 5/Configurations2/images/"/>
  <manifest:file-entry manifest:media-type="application/vnd.sun.xml.ui.configuration" manifest:full-path="Object 8/Object 5/Configurations2/"/>
  <manifest:file-entry manifest:media-type="text/xml" manifest:full-path="Object 8/Object 5/content.xml"/>
  <manifest:file-entry manifest:media-type="text/xml" manifest:full-path="Object 8/Object 5/settings.xml"/>
  <manifest:file-entry manifest:media-type="application/vnd.oasis.opendocument.formula" manifest:version="1.2" manifest:full-path="Object 8/Object 5/"/>
  <manifest:file-entry manifest:media-type="text/xml" manifest:full-path="Object 8/Object 6/content.xml"/>
  <manifest:file-entry manifest:media-type="text/xml" manifest:full-path="Object 8/Object 6/settings.xml"/>
  <manifest:file-entry manifest:media-type="application/vnd.oasis.opendocument.formula" manifest:version="1.2" manifest:full-path="Object 8/Object 6/"/>
  <manifest:file-entry manifest:media-type="text/xml" manifest:full-path="Object 8/Object 7/content.xml"/>
  <manifest:file-entry manifest:media-type="text/xml" manifest:full-path="Object 8/Object 7/settings.xml"/>
  <manifest:file-entry manifest:media-type="application/vnd.oasis.opendocument.formula" manifest:version="1.2" manifest:full-path="Object 8/Object 7/"/>
  <manifest:file-entry manifest:media-type="text/xml" manifest:full-path="Object 8/Object 8/content.xml"/>
  <manifest:file-entry manifest:media-type="text/xml" manifest:full-path="Object 8/Object 8/settings.xml"/>
  <manifest:file-entry manifest:media-type="application/vnd.oasis.opendocument.formula" manifest:version="1.2" manifest:full-path="Object 8/Object 8/"/>
  <manifest:file-entry manifest:media-type="text/xml" manifest:full-path="Object 8/Object 9/content.xml"/>
  <manifest:file-entry manifest:media-type="text/xml" manifest:full-path="Object 8/Object 9/settings.xml"/>
  <manifest:file-entry manifest:media-type="application/vnd.oasis.opendocument.formula" manifest:version="1.2" manifest:full-path="Object 8/Object 9/"/>
  <manifest:file-entry manifest:media-type="text/xml" manifest:full-path="Object 8/settings.xml"/>
  <manifest:file-entry manifest:media-type="application/vnd.oasis.opendocument.graphics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8.713cm" fo:margin-left="0cm" fo:margin-right="-0.011cm" table:align="margins"/>
    </style:style>
    <style:style style:name="Table1.A" style:family="table-column">
      <style:table-column-properties style:column-width="8.659cm" style:rel-column-width="4909*"/>
    </style:style>
    <style:style style:name="Table1.B" style:family="table-column">
      <style:table-column-properties style:column-width="10.463cm" style:rel-column-width="5932*"/>
    </style:style>
    <style:style style:name="Table1.C" style:family="table-column">
      <style:table-column-properties style:column-width="9.59cm" style:rel-column-width="543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Table_20_Contents">
      <style:paragraph-properties fo:text-align="center" style:justify-single-word="false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10pt" style:font-size-asian="10pt" style:font-size-complex="10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fr3" style:family="graphic" style:parent-style-name="Formula">
      <style:graphic-properties style:vertical-pos="middle" style:vertical-rel="text" draw:ole-draw-aspect="1"/>
    </style:style>
    <style:style style:name="fr4" style:family="graphic" style:parent-style-name="OLE">
      <style:graphic-properties style:vertical-pos="from-top" style:horizontal-pos="from-left" style:horizontal-rel="paragraph" draw:ole-draw-aspect="1"/>
    </style:style>
    <style:style style:name="fr5" style:family="graphic" style:parent-style-name="Formula">
      <style:graphic-properties style:vertical-pos="from-top" style:vertical-rel="paragraph" style:horizontal-pos="from-left" style:horizontal-rel="paragraph" fo:background-color="#ffffff" style:background-transparency="0%" draw:ole-draw-aspect="1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3cm" draw:fill="none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3cm" draw:marker-start="Arrow_20_concave" draw:marker-start-width="0.25cm" draw:marker-end="Arrow_20_concave" draw:marker-end-width="0.2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19cm" draw:marker-end="Arrowheads_20_1" draw:marker-end-width="0.19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TechDig documentation</text:h>
      <text:p text:style-name="Text_20_body">The transformation rules for zooming panning and capturing data point coordinates are summarized below. Basically there are three reference frames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Parameters of the <text:span text:style-name="T1">original</text:span> picture file</text:p>
          </table:table-cell>
          <table:table-cell table:style-name="Table1.A1" office:value-type="string">
            <text:p text:style-name="P2">The <text:span text:style-name="T1">frame</text:span> parameters on the main window</text:p>
          </table:table-cell>
          <table:table-cell table:style-name="Table1.C1" office:value-type="string">
            <text:p text:style-name="P2">The <text:span text:style-name="T1">real</text:span> dimensions in a frame</text:p>
          </table:table-cell>
        </table:table-row>
        <table:table-row>
          <table:table-cell table:style-name="Table1.A2" office:value-type="string">
            <text:p text:style-name="Table_20_Contents"><draw:frame draw:style-name="fr2" draw:name="Object1" text:anchor-type="as-char" svg:width="8.334cm" svg:height="6.615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Table_20_Contents"/>
            <text:p text:style-name="Table_20_Contents"><draw:frame draw:style-name="fr3" draw:name="Object4" text:anchor-type="as-char" svg:width="0.649cm" svg:height="0.529cm" draw:z-index="3"><draw:object xlink:href="./Object 4" xlink:type="simple" xlink:show="embed" xlink:actuate="onLoad"/><draw:image xlink:href="./ObjectReplacements/Object 4" xlink:type="simple" xlink:show="embed" xlink:actuate="onLoad"/></draw:frame>, <draw:frame draw:style-name="fr3" draw:name="Object3" text:anchor-type="as-char" svg:width="0.564cm" svg:height="0.529cm" draw:z-index="2"><draw:object xlink:href="./Object 3" xlink:type="simple" xlink:show="embed" xlink:actuate="onLoad"/><draw:image xlink:href="./ObjectReplacements/Object 3" xlink:type="simple" xlink:show="embed" xlink:actuate="onLoad"/></draw:frame> are the width and height of the original picture in pixels</text:p>
            <text:p text:style-name="Table_20_Contents"><draw:frame draw:style-name="fr3" draw:name="Object2" text:anchor-type="as-char" svg:width="1.931cm" svg:height="0.529cm" draw:z-index="1"><draw:object xlink:href="./Object 2" xlink:type="simple" xlink:show="embed" xlink:actuate="onLoad"/><draw:image xlink:href="./ObjectReplacements/Object 2" xlink:type="simple" xlink:show="embed" xlink:actuate="onLoad"/></draw:frame> the coordinates of the mouse pointer in the original picture in pixels</text:p>
            <text:p text:style-name="Table_20_Contents"><draw:frame draw:style-name="fr3" draw:name="Object5" text:anchor-type="as-char" svg:width="1.794cm" svg:height="0.529cm" draw:z-index="4"><draw:object xlink:href="./Object 5" xlink:type="simple" xlink:show="embed" xlink:actuate="onLoad"/><draw:image xlink:href="./ObjectReplacements/Object 5" xlink:type="simple" xlink:show="embed" xlink:actuate="onLoad"/></draw:frame> top left point of the zoom window in the reference frame of the original picture</text:p>
            <text:p text:style-name="Table_20_Contents"><draw:frame draw:style-name="fr3" draw:name="Object7" text:anchor-type="as-char" svg:width="0.797cm" svg:height="0.529cm" draw:z-index="6"><draw:object xlink:href="./Object 7" xlink:type="simple" xlink:show="embed" xlink:actuate="onLoad"/><draw:image xlink:href="./ObjectReplacements/Object 7" xlink:type="simple" xlink:show="embed" xlink:actuate="onLoad"/></draw:frame>, <draw:frame draw:style-name="fr3" draw:name="Object6" text:anchor-type="as-char" svg:width="0.713cm" svg:height="0.529cm" draw:z-index="5"><draw:object xlink:href="./Object 6" xlink:type="simple" xlink:show="embed" xlink:actuate="onLoad"/><draw:image xlink:href="./ObjectReplacements/Object 6" xlink:type="simple" xlink:show="embed" xlink:actuate="onLoad"/></draw:frame> the width and height of the zoom window</text:p>
          </table:table-cell>
          <table:table-cell table:style-name="Table1.A2" office:value-type="string">
            <text:p text:style-name="Table_20_Contents"><draw:frame draw:style-name="fr4" draw:name="Object8" text:anchor-type="as-char" svg:y="-3.298cm" svg:width="10.185cm" svg:height="7.357cm" draw:z-index="7"><draw:object xlink:href="./Object 8" xlink:type="simple" xlink:show="embed" xlink:actuate="onLoad"/><draw:image xlink:href="./ObjectReplacements/Object 8" xlink:type="simple" xlink:show="embed" xlink:actuate="onLoad"/></draw:frame></text:p>
            <text:p text:style-name="Table_20_Contents"/>
            <text:p text:style-name="Table_20_Contents">The picture is aligned to the center of the frame. The <draw:frame draw:style-name="fr3" draw:name="Object10" text:anchor-type="as-char" svg:width="0.857cm" svg:height="0.529cm" draw:z-index="9"><draw:object xlink:href="./Object 10" xlink:type="simple" xlink:show="embed" xlink:actuate="onLoad"/><draw:image xlink:href="./ObjectReplacements/Object 10" xlink:type="simple" xlink:show="embed" xlink:actuate="onLoad"/></draw:frame>, <draw:frame draw:style-name="fr3" draw:name="Object9" text:anchor-type="as-char" svg:width="0.868cm" svg:height="0.529cm" draw:z-index="8"><draw:object xlink:href="./Object 9" xlink:type="simple" xlink:show="embed" xlink:actuate="onLoad"/><draw:image xlink:href="./ObjectReplacements/Object 9" xlink:type="simple" xlink:show="embed" xlink:actuate="onLoad"/></draw:frame> denote the vertical and horizontal gaps around the picture.</text:p>
            <text:p text:style-name="Table_20_Contents"><draw:frame draw:style-name="fr3" draw:name="Object13" text:anchor-type="as-char" svg:width="0.644cm" svg:height="0.531cm" draw:z-index="10"><draw:object xlink:href="./Object 13" xlink:type="simple" xlink:show="embed" xlink:actuate="onLoad"/><draw:image xlink:href="./ObjectReplacements/Object 13" xlink:type="simple" xlink:show="embed" xlink:actuate="onLoad"/></draw:frame>,<draw:frame draw:style-name="fr3" draw:name="Object14" text:anchor-type="as-char" svg:width="0.557cm" svg:height="0.531cm" draw:z-index="11"><draw:object xlink:href="./Object 14" xlink:type="simple" xlink:show="embed" xlink:actuate="onLoad"/><draw:image xlink:href="./ObjectReplacements/Object 14" xlink:type="simple" xlink:show="embed" xlink:actuate="onLoad"/></draw:frame> are the frame size in pixels (jLabel icon size)</text:p>
            <text:p text:style-name="Table_20_Contents"><draw:frame draw:style-name="fr3" draw:name="Object17" text:anchor-type="as-char" svg:width="1.939cm" svg:height="0.531cm" draw:z-index="14"><draw:object xlink:href="./Object 17" xlink:type="simple" xlink:show="embed" xlink:actuate="onLoad"/><draw:image xlink:href="./ObjectReplacements/Object 17" xlink:type="simple" xlink:show="embed" xlink:actuate="onLoad"/></draw:frame> the coordinates of the mouse pointer in the frame in pixels</text:p>
            <text:p text:style-name="Table_20_Contents"><draw:frame draw:style-name="fr3" draw:name="Object18" text:anchor-type="as-char" svg:width="1.801cm" svg:height="0.531cm" draw:z-index="15"><draw:object xlink:href="./Object 18" xlink:type="simple" xlink:show="embed" xlink:actuate="onLoad"/><draw:image xlink:href="./ObjectReplacements/Object 18" xlink:type="simple" xlink:show="embed" xlink:actuate="onLoad"/></draw:frame> top left point of the zoom window in the frame</text:p>
            <text:p text:style-name="Table_20_Contents"><draw:frame draw:style-name="fr3" draw:name="Object15" text:anchor-type="as-char" svg:width="0.743cm" svg:height="0.531cm" draw:z-index="12"><draw:object xlink:href="./Object 15" xlink:type="simple" xlink:show="embed" xlink:actuate="onLoad"/><draw:image xlink:href="./ObjectReplacements/Object 15" xlink:type="simple" xlink:show="embed" xlink:actuate="onLoad"/></draw:frame>, <draw:frame draw:style-name="fr3" draw:name="Object16" text:anchor-type="as-char" svg:width="0.656cm" svg:height="0.531cm" draw:z-index="13"><draw:object xlink:href="./Object 16" xlink:type="simple" xlink:show="embed" xlink:actuate="onLoad"/><draw:image xlink:href="./ObjectReplacements/Object 16" xlink:type="simple" xlink:show="embed" xlink:actuate="onLoad"/></draw:frame> the width and height of the zoom window these are not same as <draw:frame draw:style-name="fr3" draw:name="Object19" text:anchor-type="as-char" svg:width="0.799cm" svg:height="0.531cm" draw:z-index="16"><draw:object xlink:href="./Object 19" xlink:type="simple" xlink:show="embed" xlink:actuate="onLoad"/><draw:image xlink:href="./ObjectReplacements/Object 19" xlink:type="simple" xlink:show="embed" xlink:actuate="onLoad"/></draw:frame>, <draw:frame draw:style-name="fr3" draw:name="Object20" text:anchor-type="as-char" svg:width="0.713cm" svg:height="0.529cm" draw:z-index="17"><draw:object xlink:href="./Object 20" xlink:type="simple" xlink:show="embed" xlink:actuate="onLoad"/><draw:image xlink:href="./ObjectReplacements/Object 20" xlink:type="simple" xlink:show="embed" xlink:actuate="onLoad"/></draw:frame> because the picture is scaled to be displayed in the available frame size</text:p>
          </table:table-cell>
          <table:table-cell table:style-name="Table1.C2" office:value-type="string">
            <text:p text:style-name="Table_20_Contents"><draw:frame draw:style-name="fr4" draw:name="Object21" text:anchor-type="as-char" svg:y="-3.307cm" svg:width="9.412cm" svg:height="7.368cm" draw:z-index="18"><draw:object xlink:href="./Object 21" xlink:type="simple" xlink:show="embed" xlink:actuate="onLoad"/><draw:image xlink:href="./ObjectReplacements/Object 21" xlink:type="simple" xlink:show="embed" xlink:actuate="onLoad"/></draw:frame></text:p>
            <text:p text:style-name="Table_20_Contents"/>
            <text:p text:style-name="Table_20_Contents"><draw:frame draw:style-name="fr3" draw:name="Object12" text:anchor-type="as-char" svg:width="0.623cm" svg:height="0.529cm" draw:z-index="19"><draw:object xlink:href="./Object 11" xlink:type="simple" xlink:show="embed" xlink:actuate="onLoad"/><draw:image xlink:href="./ObjectReplacements/Object 11" xlink:type="simple" xlink:show="embed" xlink:actuate="onLoad"/></draw:frame>,<draw:frame draw:style-name="fr3" draw:name="Object11" text:anchor-type="as-char" svg:width="0.536cm" svg:height="0.529cm" draw:z-index="20"><draw:object xlink:href="./Object 12" xlink:type="simple" xlink:show="embed" xlink:actuate="onLoad"/><draw:image xlink:href="./ObjectReplacements/Object 12" xlink:type="simple" xlink:show="embed" xlink:actuate="onLoad"/></draw:frame> are real size (width and height) of the picture in pixels</text:p>
            <text:p text:style-name="Table_20_Contents"><draw:frame draw:style-name="fr3" draw:name="Object23" text:anchor-type="as-char" svg:width="1.901cm" svg:height="0.529cm" draw:z-index="22"><draw:object xlink:href="./Object 23" xlink:type="simple" xlink:show="embed" xlink:actuate="onLoad"/><draw:image xlink:href="./ObjectReplacements/Object 23" xlink:type="simple" xlink:show="embed" xlink:actuate="onLoad"/></draw:frame> the coordinates of the mouse pointer in the real picture frame in pixels</text:p>
            <text:p text:style-name="Table_20_Contents"><draw:frame draw:style-name="fr3" draw:name="Object22" text:anchor-type="as-char" svg:width="1.764cm" svg:height="0.529cm" draw:z-index="21"><draw:object xlink:href="./Object 22" xlink:type="simple" xlink:show="embed" xlink:actuate="onLoad"/><draw:image xlink:href="./ObjectReplacements/Object 22" xlink:type="simple" xlink:show="embed" xlink:actuate="onLoad"/></draw:frame> top left point of the zoom window in the real picture frame</text:p>
            <text:p text:style-name="Table_20_Contents"><draw:frame draw:style-name="fr3" draw:name="Object24" text:anchor-type="as-char" svg:width="0.769cm" svg:height="0.529cm" draw:z-index="23"><draw:object xlink:href="./Object 24" xlink:type="simple" xlink:show="embed" xlink:actuate="onLoad"/><draw:image xlink:href="./ObjectReplacements/Object 24" xlink:type="simple" xlink:show="embed" xlink:actuate="onLoad"/></draw:frame>, <draw:frame draw:style-name="fr3" draw:name="Object25" text:anchor-type="as-char" svg:width="0.684cm" svg:height="0.529cm" draw:z-index="24"><draw:object xlink:href="./Object 25" xlink:type="simple" xlink:show="embed" xlink:actuate="onLoad"/><draw:image xlink:href="./ObjectReplacements/Object 25" xlink:type="simple" xlink:show="embed" xlink:actuate="onLoad"/></draw:frame> the width and height of the zoom window</text:p>
          </table:table-cell>
        </table:table-row>
      </table:table>
      <text:p text:style-name="Standard"/>
      <text:p text:style-name="Standard">The mouse location is available through the <text:span text:style-name="T2">MouseListener, evt.getX()</text:span> and <text:span text:style-name="T2">evt.getY()</text:span> and these are valid in the frame <draw:frame draw:style-name="fr3" draw:name="Object26" text:anchor-type="as-char" svg:width="1.937cm" svg:height="0.529cm" draw:z-index="25"><draw:object xlink:href="./Object 26" xlink:type="simple" xlink:show="embed" xlink:actuate="onLoad"/><draw:image xlink:href="./ObjectReplacements/Object 26" xlink:type="simple" xlink:show="embed" xlink:actuate="onLoad"/></draw:frame>. The mouse functions are </text:p>
      <text:list xml:id="list38167733" text:style-name="L1">
        <text:list-item>
          <text:p text:style-name="P1">left mouse click → capture coordinate, (coordinates of the captured points are stored in the reference frame of the original picture in pixels)</text:p>
        </text:list-item>
        <text:list-item>
          <text:p text:style-name="P1">right mouse click → pan,</text:p>
        </text:list-item>
        <text:list-item>
          <text:p text:style-name="P1">mouse wheel → zoom.</text:p>
        </text:list-item>
      </text:list>
      <text:p text:style-name="Standard"><draw:frame draw:style-name="fr1" draw:name="graphics1" text:anchor-type="paragraph" svg:x="18.44cm" svg:y="0.046cm" svg:width="10.262cm" svg:height="8.856cm" draw:z-index="30"><draw:image xlink:href="Pictures/2000000700005F800000526942568B44.svm" xlink:type="simple" xlink:show="embed" xlink:actuate="onLoad"/></draw:frame><draw:frame draw:style-name="fr5" draw:name="Object32" text:anchor-type="paragraph" svg:x="23.001cm" svg:y="1.305cm" svg:width="0.623cm" svg:height="0.529cm" draw:z-index="33"><draw:object xlink:href="./Object 32" xlink:type="simple" xlink:show="embed" xlink:actuate="onLoad"/><draw:image xlink:href="./ObjectReplacements/Object 32" xlink:type="simple" xlink:show="embed" xlink:actuate="onLoad"/></draw:frame><draw:frame draw:style-name="fr5" draw:name="Object31" text:anchor-type="paragraph" svg:x="22.948cm" svg:y="0.046cm" svg:width="0.644cm" svg:height="0.531cm" draw:z-index="32"><draw:object xlink:href="./Object 31" xlink:type="simple" xlink:show="embed" xlink:actuate="onLoad"/><draw:image xlink:href="./ObjectReplacements/Object 31" xlink:type="simple" xlink:show="embed" xlink:actuate="onLoad"/></draw:frame><draw:line text:anchor-type="paragraph" draw:z-index="35" draw:style-name="gr2" draw:text-style-name="P3" svg:x1="18.695cm" svg:y1="0.774cm" svg:x2="28.439cm" svg:y2="0.774cm"><text:p/></draw:line><draw:line text:anchor-type="paragraph" draw:z-index="36" draw:style-name="gr2" draw:text-style-name="P3" svg:x1="27.936cm" svg:y1="0.951cm" svg:x2="27.936cm" svg:y2="5.823cm"><text:p/></draw:line><draw:line text:anchor-type="paragraph" draw:z-index="38" draw:style-name="gr2" draw:text-style-name="P3" svg:x1="19.42cm" svg:y1="1.185cm" svg:x2="27.76cm" svg:y2="1.185cm"><text:p/></draw:line><text:soft-page-break/>The <text:span text:style-name="T1">zooming</text:span> factor is a number greater than one, which denotes the amount of zooming for one mouse wheel “click”. The zooming factor can be derived as <draw:frame draw:style-name="fr3" draw:name="Object29" text:anchor-type="as-char" svg:width="4.42cm" svg:height="1.124cm" draw:z-index="28"><draw:object xlink:href="./Object 29" xlink:type="simple" xlink:show="embed" xlink:actuate="onLoad"/><draw:image xlink:href="./ObjectReplacements/Object 29" xlink:type="simple" xlink:show="embed" xlink:actuate="onLoad"/></draw:frame> and <draw:frame draw:style-name="fr3" draw:name="Object28" text:anchor-type="as-char" svg:width="1.722cm" svg:height="0.529cm" draw:z-index="27"><draw:object xlink:href="./Object 28" xlink:type="simple" xlink:show="embed" xlink:actuate="onLoad"/><draw:image xlink:href="./ObjectReplacements/Object 28" xlink:type="simple" xlink:show="embed" xlink:actuate="onLoad"/></draw:frame> and <draw:frame draw:style-name="fr3" draw:name="Object27" text:anchor-type="as-char" svg:width="1.552cm" svg:height="0.529cm" draw:z-index="26"><draw:object xlink:href="./Object 27" xlink:type="simple" xlink:show="embed" xlink:actuate="onLoad"/><draw:image xlink:href="./ObjectReplacements/Object 27" xlink:type="simple" xlink:show="embed" xlink:actuate="onLoad"/></draw:frame>. The zooming is always maintaining the original aspect ratio and magnifies the area around the mouse pointer. </text:p>
      <text:h text:style-name="Heading_20_2" text:outline-level="2"><draw:frame draw:style-name="fr5" draw:name="Object33" text:anchor-type="paragraph" svg:x="28.065cm" svg:y="0.443cm" svg:width="0.557cm" svg:height="0.531cm" draw:z-index="34"><draw:object xlink:href="./Object 33" xlink:type="simple" xlink:show="embed" xlink:actuate="onLoad"/><draw:image xlink:href="./ObjectReplacements/Object 33" xlink:type="simple" xlink:show="embed" xlink:actuate="onLoad"/></draw:frame>Calculating the original coordinates when the displayed figure is zoomed</text:h>
      <text:p text:style-name="Standard"><draw:frame draw:style-name="fr5" draw:name="Object30" text:anchor-type="paragraph" svg:x="18.65cm" svg:y="0.545cm" svg:width="0.857cm" svg:height="0.529cm" draw:z-index="31"><draw:object xlink:href="./Object 30" xlink:type="simple" xlink:show="embed" xlink:actuate="onLoad"/><draw:image xlink:href="./ObjectReplacements/Object 30" xlink:type="simple" xlink:show="embed" xlink:actuate="onLoad"/></draw:frame><draw:line text:anchor-type="paragraph" draw:z-index="42" draw:style-name="gr3" draw:text-style-name="P3" svg:x1="11.94cm" svg:y1="1.363cm" svg:x2="12.649cm" svg:y2="1.363cm"><text:p/></draw:line><draw:rect text:anchor-type="paragraph" draw:z-index="41" draw:style-name="gr1" draw:text-style-name="P3" svg:width="5.292cm" svg:height="1.893cm" svg:x="12.605cm" svg:y="0.413cm"><text:p text:style-name="P3">Pixel coordinates in the </text:p><text:p text:style-name="P3">original figure </text:p><text:p text:style-name="P3"><text:span text:style-name="T3">xMo = xMr*wo/wr;</text:span></text:p><text:p text:style-name="P3"><text:span text:style-name="T3">yMo = yMr*ho/hr;</text:span></text:p></draw:rect><draw:rect text:anchor-type="paragraph" draw:z-index="40" draw:style-name="gr1" draw:text-style-name="P3" svg:width="5.781cm" svg:height="1.826cm" svg:x="6.16cm" svg:y="0.437cm"><text:p text:style-name="P3">Pixel coordinates in the scaled </text:p><text:p text:style-name="P3">(but not zoomed) figure </text:p><text:p text:style-name="P3"><text:span text:style-name="T3">xMr = (xMf-vGap)*wr/wZf;</text:span></text:p><text:p text:style-name="P3"><text:span text:style-name="T3">yMr = (yMf-hGap)*hr/hZf;</text:span></text:p></draw:rect><draw:line text:anchor-type="paragraph" draw:z-index="39" draw:style-name="gr3" draw:text-style-name="P3" svg:x1="5.45cm" svg:y1="1.363cm" svg:x2="6.159cm" svg:y2="1.363cm"><text:p/></draw:line><draw:line text:anchor-type="paragraph" draw:z-index="37" draw:style-name="gr2" draw:text-style-name="P3" svg:x1="18.695cm" svg:y1="0.407cm" svg:x2="19.42cm" svg:y2="0.407cm"><text:p/></draw:line><draw:rect text:anchor-type="paragraph" draw:z-index="29" draw:style-name="gr1" draw:text-style-name="P3" svg:width="5.292cm" svg:height="2.514cm" svg:x="0.159cm" svg:y="0.141cm"><text:p text:style-name="P3">Clicking the mouse in </text:p><text:p text:style-name="P3">the frame over </text:p><text:p text:style-name="P3">the zoomed figure</text:p><text:p text:style-name="P3"><text:span text:style-name="T3">xMf = evt.getX();</text:span></text:p><text:p text:style-name="P3"><text:span text:style-name="T3">yMf = evt.getY();</text:span></text:p></draw:rect> 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_20_concave" draw:display-name="Arrow concave" svg:viewBox="0 0 1131 1580" svg:d="m1013 1491 118 89-567-1580-564 1580 114-85 136-68 148-46 161-17 161 13 153 46z"/>
    <draw:marker draw:name="Arrowheads_20_1" draw:display-name="Arrowheads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1T12:22:21.69</meta:creation-date>
    <dc:date>2009-07-11T21:11:39.82</dc:date>
    <meta:editing-duration>PT08H49M04S</meta:editing-duration>
    <meta:editing-cycles>40</meta:editing-cycles>
    <meta:generator>OpenOffice.org/3.1$Win32 OpenOffice.org_project/310m11$Build-9399</meta:generator>
    <meta:document-statistic meta:table-count="1" meta:image-count="1" meta:object-count="33" meta:page-count="2" meta:paragraph-count="28" meta:word-count="331" meta:character-count="1887"/>
  </office:meta>
</office:document-meta>
</file>

<file path=Object 1/Object 1/content.xml><?xml version="1.0" encoding="utf-8"?>
<!DOCTYPE math  PUBLIC '-//OpenOffice.org//DTD Modified W3C MathML 1.01//EN'  'math.dtd'>
<math:math xmlns:math="http://www.w3.org/1998/Math/MathML">
  <math:semantics>
    <math:msub>
      <math:mi>w</math:mi>
      <math:mi>o</math:mi>
    </math:msub>
    <math:annotation math:encoding="StarMath 5.0">w_o</math:annotation>
  </math:semantics>
</math:math>
</file>

<file path=Object 1/Object 2/content.xml><?xml version="1.0" encoding="utf-8"?>
<!DOCTYPE math  PUBLIC '-//OpenOffice.org//DTD Modified W3C MathML 1.01//EN'  'math.dtd'>
<math:math xmlns:math="http://www.w3.org/1998/Math/MathML">
  <math:semantics>
    <math:msub>
      <math:mi>h</math:mi>
      <math:mi>o</math:mi>
    </math:msub>
    <math:annotation math:encoding="StarMath 5.0">h_o</math:annotation>
  </math:semantics>
</math:math>
</file>

<file path=Object 1/Object 3/content.xml><?xml version="1.0" encoding="utf-8"?>
<!DOCTYPE math  PUBLIC '-//OpenOffice.org//DTD Modified W3C MathML 1.01//EN'  'math.dtd'>
<math:math xmlns:math="http://www.w3.org/1998/Math/MathML">
  <math:semantics>
    <math:mstyle math:color="blue">
      <math:mrow>
        <math:mrow>
          <math:mo math:stretchy="false">(</math:mo>
          <math:mrow>
            <math:msub>
              <math:mi>x</math:mi>
              <math:mi math:fontstyle="italic">Zo</math:mi>
            </math:msub>
            <math:mi>,</math:mi>
            <math:msub>
              <math:mi>y</math:mi>
              <math:mi math:fontstyle="italic">Zo</math:mi>
            </math:msub>
          </math:mrow>
          <math:mo math:stretchy="false">)</math:mo>
        </math:mrow>
      </math:mrow>
    </math:mstyle>
    <math:annotation math:encoding="StarMath 5.0">color blue (x_Zo, y_Zo)</math:annotation>
  </math:semantics>
</math:math>
</file>

<file path=Object 1/Object 4/content.xml><?xml version="1.0" encoding="utf-8"?>
<!DOCTYPE math  PUBLIC '-//OpenOffice.org//DTD Modified W3C MathML 1.01//EN'  'math.dtd'>
<math:math xmlns:math="http://www.w3.org/1998/Math/MathML">
  <math:semantics>
    <math:mstyle math:color="red">
      <math:mrow>
        <math:mrow>
          <math:mo math:stretchy="false">(</math:mo>
          <math:mrow>
            <math:msub>
              <math:mi>x</math:mi>
              <math:mi math:fontstyle="italic">Mo</math:mi>
            </math:msub>
            <math:mi>,</math:mi>
            <math:msub>
              <math:mi>y</math:mi>
              <math:mi math:fontstyle="italic">Mo</math:mi>
            </math:msub>
          </math:mrow>
          <math:mo math:stretchy="false">)</math:mo>
        </math:mrow>
      </math:mrow>
    </math:mstyle>
    <math:annotation math:encoding="StarMath 5.0">color red {(x_Mo,y_Mo)}</math:annotation>
  </math:semantics>
</math:math>
</file>

<file path=Object 1/Object 5/content.xml><?xml version="1.0" encoding="utf-8"?>
<!DOCTYPE math  PUBLIC '-//OpenOffice.org//DTD Modified W3C MathML 1.01//EN'  'math.dtd'>
<math:math xmlns:math="http://www.w3.org/1998/Math/MathML">
  <math:semantics>
    <math:mstyle math:color="blue">
      <math:mrow>
        <math:msub>
          <math:mi>h</math:mi>
          <math:mi math:fontstyle="italic">Zo</math:mi>
        </math:msub>
      </math:mrow>
    </math:mstyle>
    <math:annotation math:encoding="StarMath 5.0">color blue h_Zo</math:annotation>
  </math:semantics>
</math:math>
</file>

<file path=Object 1/Object 6/content.xml><?xml version="1.0" encoding="utf-8"?>
<!DOCTYPE math  PUBLIC '-//OpenOffice.org//DTD Modified W3C MathML 1.01//EN'  'math.dtd'>
<math:math xmlns:math="http://www.w3.org/1998/Math/MathML">
  <math:semantics>
    <math:mstyle math:color="blue">
      <math:mrow>
        <math:msub>
          <math:mi>w</math:mi>
          <math:mi math:fontstyle="italic">Zo</math:mi>
        </math:msub>
      </math:mrow>
    </math:mstyle>
    <math:annotation math:encoding="StarMath 5.0">color blue w_Zo</math:annotation>
  </math:semantics>
</math:math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3cm" svg:stroke-color="#c0c0c0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3cm" draw:marker-start="Arrow_20_concave" draw:marker-start-width="0.245cm" draw:marker-end="Arrow_20_concave" draw:marker-end-width="0.24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svg:stroke-color="#ff0000" draw:fill="solid" draw:fill-color="#ff0000" draw:textarea-horizontal-align="center" draw:textarea-vertical-align="middle"/>
    </style:style>
    <style:style style:name="gr6" style:family="graphic" style:parent-style-name="standard">
      <style:graphic-properties svg:stroke-width="0.05cm" svg:stroke-color="#0000ff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ff" draw:fill="solid" draw:fill-color="#0000ff" draw:textarea-horizontal-align="center" draw:textarea-vertical-align="middle"/>
    </style:style>
    <style:style style:name="gr8" style:family="graphic" style:parent-style-name="standard">
      <style:graphic-properties svg:stroke-width="0.03cm" svg:stroke-color="#0000ff" draw:marker-start="Arrow_20_concave" draw:marker-start-width="0.245cm" draw:marker-end="Arrow_20_concave" draw:marker-end-width="0.245cm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3cm" svg:stroke-color="#ff0000" draw:marker-start="" draw:marker-start-width="0.245cm" draw:marker-end="Arrow_20_concave" draw:marker-end-width="0.24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color="#0000ff"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color="#ff0000"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color="#0000ff"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color="#ff0000"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cm" svg:y1="3cm" svg:x2="7cm" svg:y2="8cm">
          <text:p/>
        </draw:line>
        <draw:line draw:style-name="gr1" draw:text-style-name="P1" draw:layer="layout" svg:x1="3cm" svg:y1="5cm" svg:x2="9.636cm" svg:y2="5cm">
          <text:p/>
        </draw:line>
        <draw:rect draw:style-name="gr2" draw:text-style-name="P1" draw:layer="layout" svg:width="6.636cm" svg:height="5cm" svg:x="3cm" svg:y="3cm">
          <text:p/>
        </draw:rect>
        <draw:line draw:style-name="gr3" draw:text-style-name="P1" draw:layer="layout" svg:x1="3cm" svg:y1="2.636cm" svg:x2="9.636cm" svg:y2="2.636cm">
          <text:p/>
        </draw:line>
        <draw:frame draw:style-name="gr4" draw:layer="layout" svg:width="0.648cm" svg:height="0.529cm" svg:x="6cm" svg:y="2.01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563cm" svg:height="0.529cm" svg:x="10.126cm" svg:y="5.21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3" draw:text-style-name="P1" draw:layer="layout" svg:x1="10cm" svg:y1="8cm" svg:x2="10cm" svg:y2="3cm">
          <text:p/>
        </draw:line>
        <draw:circle draw:style-name="gr5" draw:text-style-name="P1" draw:layer="layout" svg:width="0.181cm" svg:height="0.181cm" svg:x="6.909cm" svg:y="4.909cm">
          <text:p/>
        </draw:circle>
        <draw:rect draw:style-name="gr6" draw:text-style-name="P1" draw:layer="layout" svg:width="4.364cm" svg:height="3.288cm" svg:x="4.43cm" svg:y="3.662cm">
          <text:p/>
        </draw:rect>
        <draw:circle draw:style-name="gr7" draw:text-style-name="P1" draw:layer="layout" svg:width="0.181cm" svg:height="0.181cm" svg:x="4.343cm" svg:y="3.577cm">
          <text:p/>
        </draw:circle>
        <draw:line draw:style-name="gr8" draw:text-style-name="P1" draw:layer="layout" svg:x1="4.09cm" svg:y1="3.636cm" svg:x2="4.09cm" svg:y2="7cm">
          <text:p/>
        </draw:line>
        <draw:line draw:style-name="gr8" draw:text-style-name="P1" draw:layer="layout" svg:x1="8.818cm" svg:y1="7.272cm" svg:x2="4.363cm" svg:y2="7.272cm">
          <text:p/>
        </draw:line>
        <draw:frame draw:style-name="gr9" draw:text-style-name="P2" draw:layer="layout" svg:width="2.915cm" svg:height="0.734cm" svg:x="4.29cm" svg:y="3.554cm">
          <draw:text-box>
            <text:p><text:span text:style-name="T1">zoom window</text:span></text:p>
          </draw:text-box>
        </draw:frame>
        <draw:line draw:style-name="gr10" draw:text-style-name="P3" draw:layer="layout" svg:x1="6.545cm" svg:y1="5.454cm" svg:x2="6.909cm" svg:y2="5.09cm">
          <text:p/>
        </draw:line>
        <draw:frame draw:style-name="gr9" draw:text-style-name="P4" draw:layer="layout" svg:width="2.911cm" svg:height="0.734cm" svg:x="4.291cm" svg:y="5.254cm">
          <draw:text-box>
            <text:p><text:span text:style-name="T2">mouse pointer</text:span></text:p>
          </draw:text-box>
        </draw:frame>
        <draw:frame draw:style-name="gr4" draw:layer="layout" svg:width="1.934cm" svg:height="0.53cm" svg:x="6.909cm" svg:y="4.36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1.793cm" svg:height="0.529cm" svg:x="3.545cm" svg:y="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712cm" svg:height="0.529cm" svg:x="3.378cm" svg:y="5.0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797cm" svg:height="0.529cm" svg:x="6.203cm" svg:y="7.272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Gap</math:mi>
    </math:msub>
    <math:annotation math:encoding="StarMath 5.0">v_Gap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>w</math:mi>
      <math:mi>r</math:mi>
    </math:msub>
    <math:annotation math:encoding="StarMath 5.0">w_r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h</math:mi>
      <math:mi>r</math:mi>
    </math:msub>
    <math:annotation math:encoding="StarMath 5.0">h_r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i>w</math:mi>
      <math:mi>f</math:mi>
    </math:msub>
    <math:annotation math:encoding="StarMath 5.0">w_f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ub>
      <math:mi>h</math:mi>
      <math:mi>f</math:mi>
    </math:msub>
    <math:annotation math:encoding="StarMath 5.0">h_f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ub>
      <math:mi>w</math:mi>
      <math:mi math:fontstyle="italic">Zf</math:mi>
    </math:msub>
    <math:annotation math:encoding="StarMath 5.0">w_Zf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b>
      <math:mi>h</math:mi>
      <math:mi math:fontstyle="italic">Zf</math:mi>
    </math:msub>
    <math:annotation math:encoding="StarMath 5.0">h_Zf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sub>
          <math:mi>x</math:mi>
          <math:mi math:fontstyle="italic">Mf</math:mi>
        </math:msub>
        <math:mi>,</math:mi>
        <math:msub>
          <math:mi>y</math:mi>
          <math:mi math:fontstyle="italic">Mf</math:mi>
        </math:msub>
      </math:mrow>
      <math:mo math:stretchy="false">)</math:mo>
    </math:mrow>
    <math:annotation math:encoding="StarMath 5.0">(x_Mf, y_Mf)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sub>
          <math:mi>x</math:mi>
          <math:mi math:fontstyle="italic">Zf</math:mi>
        </math:msub>
        <math:mi>,</math:mi>
        <math:msub>
          <math:mi>y</math:mi>
          <math:mi math:fontstyle="italic">Zf</math:mi>
        </math:msub>
      </math:mrow>
      <math:mo math:stretchy="false">)</math:mo>
    </math:mrow>
    <math:annotation math:encoding="StarMath 5.0">(x_Zf, y_Zf)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b>
      <math:mi>w</math:mi>
      <math:mi math:fontstyle="italic">Zo</math:mi>
    </math:msub>
    <math:annotation math:encoding="StarMath 5.0">w_Zo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sub>
          <math:mi>x</math:mi>
          <math:mi math:fontstyle="italic">Mo</math:mi>
        </math:msub>
        <math:mi>,</math:mi>
        <math:msub>
          <math:mi>y</math:mi>
          <math:mi math:fontstyle="italic">Mo</math:mi>
        </math:msub>
      </math:mrow>
      <math:mo math:stretchy="false">)</math:mo>
    </math:mrow>
    <math:annotation math:encoding="StarMath 5.0">(x_Mo, y_Mo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ub>
      <math:mi>h</math:mi>
      <math:mi math:fontstyle="italic">Zo</math:mi>
    </math:msub>
    <math:annotation math:encoding="StarMath 5.0">h_Zo</math:annotation>
  </math:semantics>
</math:math>
</file>

<file path=Object 21/Object 1/content.xml><?xml version="1.0" encoding="utf-8"?>
<!DOCTYPE math  PUBLIC '-//OpenOffice.org//DTD Modified W3C MathML 1.01//EN'  'math.dtd'>
<math:math xmlns:math="http://www.w3.org/1998/Math/MathML">
  <math:semantics>
    <math:mstyle math:color="blue">
      <math:mrow>
        <math:mrow>
          <math:mo math:stretchy="false">(</math:mo>
          <math:mrow>
            <math:msub>
              <math:mi>x</math:mi>
              <math:mi math:fontstyle="italic">Zr</math:mi>
            </math:msub>
            <math:mi>,</math:mi>
            <math:msub>
              <math:mi>y</math:mi>
              <math:mi math:fontstyle="italic">Zr</math:mi>
            </math:msub>
          </math:mrow>
          <math:mo math:stretchy="false">)</math:mo>
        </math:mrow>
      </math:mrow>
    </math:mstyle>
    <math:annotation math:encoding="StarMath 5.0">color blue (x_Zr, y_Zr)</math:annotation>
  </math:semantics>
</math:math>
</file>

<file path=Object 21/Object 11/content.xml><?xml version="1.0" encoding="utf-8"?>
<!DOCTYPE math  PUBLIC '-//OpenOffice.org//DTD Modified W3C MathML 1.01//EN'  'math.dtd'>
<math:math xmlns:math="http://www.w3.org/1998/Math/MathML">
  <math:semantics>
    <math:msub>
      <math:mi>w</math:mi>
      <math:mi>r</math:mi>
    </math:msub>
    <math:annotation math:encoding="StarMath 5.0">w_r</math:annotation>
  </math:semantics>
</math:math>
</file>

<file path=Object 21/Object 12/content.xml><?xml version="1.0" encoding="utf-8"?>
<!DOCTYPE math  PUBLIC '-//OpenOffice.org//DTD Modified W3C MathML 1.01//EN'  'math.dtd'>
<math:math xmlns:math="http://www.w3.org/1998/Math/MathML">
  <math:semantics>
    <math:msub>
      <math:mi>h</math:mi>
      <math:mi>r</math:mi>
    </math:msub>
    <math:annotation math:encoding="StarMath 5.0">h_r</math:annotation>
  </math:semantics>
</math:math>
</file>

<file path=Object 21/Object 2/content.xml><?xml version="1.0" encoding="utf-8"?>
<!DOCTYPE math  PUBLIC '-//OpenOffice.org//DTD Modified W3C MathML 1.01//EN'  'math.dtd'>
<math:math xmlns:math="http://www.w3.org/1998/Math/MathML">
  <math:semantics>
    <math:mstyle math:color="red">
      <math:mrow>
        <math:mrow>
          <math:mo math:stretchy="false">(</math:mo>
          <math:mrow>
            <math:msub>
              <math:mi>x</math:mi>
              <math:mi math:fontstyle="italic">Mr</math:mi>
            </math:msub>
            <math:mi>,</math:mi>
            <math:msub>
              <math:mi>y</math:mi>
              <math:mi math:fontstyle="italic">Mr</math:mi>
            </math:msub>
          </math:mrow>
          <math:mo math:stretchy="false">)</math:mo>
        </math:mrow>
      </math:mrow>
    </math:mstyle>
    <math:annotation math:encoding="StarMath 5.0">color red (x_Mr, y_Mr)</math:annotation>
  </math:semantics>
</math:math>
</file>

<file path=Object 21/Object 3/content.xml><?xml version="1.0" encoding="utf-8"?>
<!DOCTYPE math  PUBLIC '-//OpenOffice.org//DTD Modified W3C MathML 1.01//EN'  'math.dtd'>
<math:math xmlns:math="http://www.w3.org/1998/Math/MathML">
  <math:semantics>
    <math:mstyle math:color="blue">
      <math:mrow>
        <math:msub>
          <math:mi>h</math:mi>
          <math:mi math:fontstyle="italic">Zr</math:mi>
        </math:msub>
      </math:mrow>
    </math:mstyle>
    <math:annotation math:encoding="StarMath 5.0">color blue h_Zr</math:annotation>
  </math:semantics>
</math:math>
</file>

<file path=Object 21/Object 4/content.xml><?xml version="1.0" encoding="utf-8"?>
<!DOCTYPE math  PUBLIC '-//OpenOffice.org//DTD Modified W3C MathML 1.01//EN'  'math.dtd'>
<math:math xmlns:math="http://www.w3.org/1998/Math/MathML">
  <math:semantics>
    <math:mstyle math:color="blue">
      <math:mrow>
        <math:msub>
          <math:mi>w</math:mi>
          <math:mi math:fontstyle="italic">Zr</math:mi>
        </math:msub>
      </math:mrow>
    </math:mstyle>
    <math:annotation math:encoding="StarMath 5.0">color blue w_Zr</math:annotation>
  </math:semantics>
</math:math>
</file>

<file path=Object 21/Object 8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Gap</math:mi>
    </math:msub>
    <math:annotation math:encoding="StarMath 5.0">v_Gap</math:annotation>
  </math:semantics>
</math:math>
</file>

<file path=Object 21/Object 9/content.xml><?xml version="1.0" encoding="utf-8"?>
<!DOCTYPE math  PUBLIC '-//OpenOffice.org//DTD Modified W3C MathML 1.01//EN'  'math.dtd'>
<math:math xmlns:math="http://www.w3.org/1998/Math/MathML">
  <math:semantics>
    <math:msub>
      <math:mi>h</math:mi>
      <math:mi math:fontstyle="italic">Gap</math:mi>
    </math:msub>
    <math:annotation math:encoding="StarMath 5.0">h_Gap</math:annotation>
  </math:semantics>
</math:math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3cm" svg:stroke-color="#c0c0c0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5cm" svg:stroke-color="#80808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ff0000" draw:fill="solid" draw:fill-color="#ff0000" draw:textarea-horizontal-align="center" draw:textarea-vertical-align="middle"/>
    </style:style>
    <style:style style:name="gr4" style:family="graphic" style:parent-style-name="standard">
      <style:graphic-properties svg:stroke-width="0.05cm" svg:stroke-color="#0000ff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0000ff" draw:fill="solid" draw:fill-color="#0000ff" draw:textarea-horizontal-align="center" draw:textarea-vertical-align="middle"/>
    </style:style>
    <style:style style:name="gr6" style:family="graphic" style:parent-style-name="standard">
      <style:graphic-properties svg:stroke-width="0.03cm" svg:stroke-color="#0000ff" draw:marker-start="Arrow_20_concave" draw:marker-start-width="0.245cm" draw:marker-end="Arrow_20_concave" draw:marker-end-width="0.245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3cm" svg:stroke-color="#ff0000" draw:marker-start="" draw:marker-start-width="0.245cm" draw:marker-end="Arrow_20_concave" draw:marker-end-width="0.245cm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dash" draw:stroke-dash="Ultrafine_20_Dashed" svg:stroke-width="0.03cm" draw:marker-start-width="0.2cm" draw:marker-end-width="0.2cm" draw:fill="none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standard">
      <style:graphic-properties svg:stroke-width="0.03cm" draw:marker-start="Arrow_20_concave" draw:marker-start-width="0.245cm" draw:marker-end="Arrow_20_concave" draw:marker-end-width="0.245cm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808080" draw:marker-start="Arrow_20_concave" draw:marker-start-width="0.245cm" draw:marker-end="Arrow_20_concave" draw:marker-end-width="0.24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color="#0000ff"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color="#ff0000"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color="#0000ff"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color="#ff0000"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9cm" svg:y1="2.272cm" svg:x2="7.09cm" svg:y2="8.272cm">
          <text:p/>
        </draw:line>
        <draw:line draw:style-name="gr1" draw:text-style-name="P1" draw:layer="layout" svg:x1="1.727cm" svg:y1="5cm" svg:x2="10.272cm" svg:y2="5cm">
          <text:p/>
        </draw:line>
        <draw:rect draw:style-name="gr2" draw:text-style-name="P1" draw:layer="layout" svg:width="6cm" svg:height="4.521cm" svg:x="3cm" svg:y="3cm">
          <text:p/>
        </draw:rect>
        <draw:circle draw:style-name="gr3" draw:text-style-name="P1" draw:layer="layout" svg:width="0.181cm" svg:height="0.181cm" svg:x="7.009cm" svg:y="4.909cm">
          <text:p/>
        </draw:circle>
        <draw:rect draw:style-name="gr4" draw:text-style-name="P1" draw:layer="layout" svg:width="3.343cm" svg:height="2.519cm" svg:x="4.83cm" svg:y="3.862cm">
          <text:p/>
        </draw:rect>
        <draw:circle draw:style-name="gr5" draw:text-style-name="P1" draw:layer="layout" svg:width="0.181cm" svg:height="0.181cm" svg:x="4.743cm" svg:y="3.777cm">
          <text:p/>
        </draw:circle>
        <draw:line draw:style-name="gr6" draw:text-style-name="P1" draw:layer="layout" svg:x1="4.454cm" svg:y1="3.818cm" svg:x2="4.454cm" svg:y2="6.454cm">
          <text:p/>
        </draw:line>
        <draw:line draw:style-name="gr6" draw:text-style-name="P1" draw:layer="layout" svg:x1="8.181cm" svg:y1="6.636cm" svg:x2="4.818cm" svg:y2="6.636cm">
          <text:p/>
        </draw:line>
        <draw:frame draw:style-name="gr7" draw:text-style-name="P2" draw:layer="layout" svg:width="2.915cm" svg:height="0.734cm" svg:x="4.69cm" svg:y="3.754cm">
          <draw:text-box>
            <text:p><text:span text:style-name="T1">zoom window</text:span></text:p>
          </draw:text-box>
        </draw:frame>
        <draw:line draw:style-name="gr8" draw:text-style-name="P3" draw:layer="layout" svg:x1="6.645cm" svg:y1="5.454cm" svg:x2="7.009cm" svg:y2="5.09cm">
          <text:p/>
        </draw:line>
        <draw:frame draw:style-name="gr7" draw:text-style-name="P4" draw:layer="layout" svg:width="2.911cm" svg:height="0.734cm" svg:x="4.909cm" svg:y="5.256cm">
          <draw:text-box>
            <text:p><text:span text:style-name="T2">mouse pointer</text:span></text:p>
          </draw:text-box>
        </draw:frame>
        <draw:rect draw:style-name="gr9" draw:text-style-name="P1" draw:layer="layout" svg:width="8.637cm" svg:height="6cm" svg:x="1.663cm" svg:y="2.272cm">
          <text:p/>
        </draw:rect>
        <draw:frame draw:style-name="gr10" draw:layer="layout" svg:width="0.857cm" svg:height="0.529cm" svg:x="9.186cm" svg:y="6.18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1" draw:text-style-name="P1" draw:layer="layout" svg:x1="9.028cm" svg:y1="6.181cm" svg:x2="10.301cm" svg:y2="6.181cm">
          <text:p/>
        </draw:line>
        <draw:frame draw:style-name="gr10" draw:layer="layout" svg:width="0.867cm" svg:height="0.529cm" svg:x="5.88cm" svg:y="2.38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1" draw:text-style-name="P1" draw:layer="layout" svg:x1="5.818cm" svg:y1="3cm" svg:x2="5.836cm" svg:y2="2.272cm">
          <text:p/>
        </draw:line>
        <draw:frame draw:style-name="gr10" draw:layer="layout" svg:width="0.621cm" svg:height="0.529cm" svg:x="5.703cm" svg:y="7.68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0" draw:layer="layout" svg:width="0.536cm" svg:height="0.529cm" svg:x="2.146cm" svg:y="5.08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12" draw:text-style-name="P1" draw:layer="layout" svg:x1="3cm" svg:y1="7.772cm" svg:x2="9cm" svg:y2="7.772cm">
          <text:p/>
        </draw:line>
        <draw:line draw:style-name="gr12" draw:text-style-name="P1" draw:layer="layout" svg:x1="2.736cm" svg:y1="7.545cm" svg:x2="2.736cm" svg:y2="3cm">
          <text:p/>
        </draw:line>
        <draw:frame draw:style-name="gr10" draw:layer="layout" svg:width="1.766cm" svg:height="0.53cm" svg:x="3.84cm" svg:y="3.09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layer="layout" svg:width="1.904cm" svg:height="0.53cm" svg:x="6.071cm" svg:y="4.29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layer="layout" svg:width="0.683cm" svg:height="0.53cm" svg:x="3.681cm" svg:y="4.99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layer="layout" svg:width="0.769cm" svg:height="0.53cm" svg:x="6.238cm" svg:y="6.596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sub>
          <math:mi>x</math:mi>
          <math:mi math:fontstyle="italic">Zr</math:mi>
        </math:msub>
        <math:mi>,</math:mi>
        <math:msub>
          <math:mi>y</math:mi>
          <math:mi math:fontstyle="italic">Zr</math:mi>
        </math:msub>
      </math:mrow>
      <math:mo math:stretchy="false">)</math:mo>
    </math:mrow>
    <math:annotation math:encoding="StarMath 5.0">(x_Zr, y_Zr)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sub>
          <math:mi>x</math:mi>
          <math:mi math:fontstyle="italic">Mr</math:mi>
        </math:msub>
        <math:mi>,</math:mi>
        <math:msub>
          <math:mi>y</math:mi>
          <math:mi math:fontstyle="italic">Mr</math:mi>
        </math:msub>
      </math:mrow>
      <math:mo math:stretchy="false">)</math:mo>
    </math:mrow>
    <math:annotation math:encoding="StarMath 5.0">(x_Mr, y_Mr)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i>w</math:mi>
      <math:mi math:fontstyle="italic">Zr</math:mi>
    </math:msub>
    <math:annotation math:encoding="StarMath 5.0">w_Zr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i>h</math:mi>
      <math:mi math:fontstyle="italic">Zr</math:mi>
    </math:msub>
    <math:annotation math:encoding="StarMath 5.0">h_Zr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sub>
          <math:mi>x</math:mi>
          <math:mi math:fontstyle="italic">Mf</math:mi>
        </math:msub>
        <math:mi>,</math:mi>
        <math:msub>
          <math:mi>y</math:mi>
          <math:mi math:fontstyle="italic">Mf</math:mi>
        </math:msub>
      </math:mrow>
      <math:mo math:stretchy="false">)</math:mo>
    </math:mrow>
    <math:annotation math:encoding="StarMath 5.0">(x_Mf, y_Mf)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i math:fontstyle="italic">Zf</math:mi>
      </math:msub>
      <math:mo math:stretchy="false">=</math:mo>
      <math:msub>
        <math:mi>h</math:mi>
        <math:mi math:fontstyle="italic">Zr</math:mi>
      </math:msub>
    </math:mrow>
    <math:annotation math:encoding="StarMath 5.0">h_Zf = h_Zr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i math:fontstyle="italic">Zf</math:mi>
      </math:msub>
      <math:mo math:stretchy="false">=</math:mo>
      <math:msub>
        <math:mi>w</math:mi>
        <math:mi math:fontstyle="italic">Zr</math:mi>
      </math:msub>
    </math:mrow>
    <math:annotation math:encoding="StarMath 5.0">w_Zf = w_Zr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i>k</math:mi>
            <math:mo math:stretchy="false">=</math:mo>
            <math:mfrac>
              <math:msub>
                <math:mi>w</math:mi>
                <math:mi>o</math:mi>
              </math:msub>
              <math:msub>
                <math:mi>w</math:mi>
                <math:mi math:fontstyle="italic">Zo</math:mi>
              </math:msub>
            </math:mfrac>
          </math:mrow>
          <math:mo math:stretchy="false">=</math:mo>
          <math:mfrac>
            <math:msub>
              <math:mi>h</math:mi>
              <math:mi>o</math:mi>
            </math:msub>
            <math:msub>
              <math:mi>h</math:mi>
              <math:mi math:fontstyle="italic">Zo</math:mi>
            </math:msub>
          </math:mfrac>
        </math:mrow>
        <math:mo math:stretchy="false">=</math:mo>
        <math:mfrac>
          <math:msub>
            <math:mi>w</math:mi>
            <math:mi>r</math:mi>
          </math:msub>
          <math:msub>
            <math:mi>w</math:mi>
            <math:mi math:fontstyle="italic">Zf</math:mi>
          </math:msub>
        </math:mfrac>
      </math:mrow>
      <math:mo math:stretchy="false">=</math:mo>
      <math:mfrac>
        <math:msub>
          <math:mi>h</math:mi>
          <math:mi>r</math:mi>
        </math:msub>
        <math:msub>
          <math:mi>h</math:mi>
          <math:mi math:fontstyle="italic">Zf</math:mi>
        </math:msub>
      </math:mfrac>
    </math:mrow>
    <math:annotation math:encoding="StarMath 5.0">k= w_o over w_Zo = h_o over h_Zo = w_r over w_Zf = h_r over h_Zf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h</math:mi>
      <math:mi>o</math:mi>
    </math:msub>
    <math:annotation math:encoding="StarMath 5.0">h_o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Gap</math:mi>
    </math:msub>
    <math:annotation math:encoding="StarMath 5.0">v_Gap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sub>
      <math:mi>w</math:mi>
      <math:mi>f</math:mi>
    </math:msub>
    <math:annotation math:encoding="StarMath 5.0">w_f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ub>
      <math:mi>w</math:mi>
      <math:mi>r</math:mi>
    </math:msub>
    <math:annotation math:encoding="StarMath 5.0">w_r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sub>
      <math:mi>h</math:mi>
      <math:mi>f</math:mi>
    </math:msub>
    <math:annotation math:encoding="StarMath 5.0">h_f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w</math:mi>
      <math:mi>o</math:mi>
    </math:msub>
    <math:annotation math:encoding="StarMath 5.0">w_o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sub>
          <math:mi>x</math:mi>
          <math:mi math:fontstyle="italic">Zo</math:mi>
        </math:msub>
        <math:mi>,</math:mi>
        <math:msub>
          <math:mi>y</math:mi>
          <math:mi math:fontstyle="italic">Zo</math:mi>
        </math:msub>
      </math:mrow>
      <math:mo math:stretchy="false">)</math:mo>
    </math:mrow>
    <math:annotation math:encoding="StarMath 5.0">(x_Zo, y_Zo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i>h</math:mi>
      <math:mi math:fontstyle="italic">Zo</math:mi>
    </math:msub>
    <math:annotation math:encoding="StarMath 5.0">h_Zo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>w</math:mi>
      <math:mi math:fontstyle="italic">Zo</math:mi>
    </math:msub>
    <math:annotation math:encoding="StarMath 5.0">w_Zo</math:annotation>
  </math:semantics>
</math:math>
</file>

<file path=Object 8/Object 1/content.xml><?xml version="1.0" encoding="utf-8"?>
<!DOCTYPE math  PUBLIC '-//OpenOffice.org//DTD Modified W3C MathML 1.01//EN'  'math.dtd'>
<math:math xmlns:math="http://www.w3.org/1998/Math/MathML">
  <math:semantics>
    <math:msub>
      <math:mi>w</math:mi>
      <math:mi>f</math:mi>
    </math:msub>
    <math:annotation math:encoding="StarMath 5.0">w_f</math:annotation>
  </math:semantics>
</math:math>
</file>

<file path=Object 8/Object 10/content.xml><?xml version="1.0" encoding="utf-8"?>
<!DOCTYPE math  PUBLIC '-//OpenOffice.org//DTD Modified W3C MathML 1.01//EN'  'math.dtd'>
<math:math xmlns:math="http://www.w3.org/1998/Math/MathML">
  <math:semantics>
    <math:msub>
      <math:mi>h</math:mi>
      <math:mi math:fontstyle="italic">Gap</math:mi>
    </math:msub>
    <math:annotation math:encoding="StarMath 5.0">h_Gap</math:annotation>
  </math:semantics>
</math:math>
</file>

<file path=Object 8/Object 11/content.xml><?xml version="1.0" encoding="utf-8"?>
<!DOCTYPE math  PUBLIC '-//OpenOffice.org//DTD Modified W3C MathML 1.01//EN'  'math.dtd'>
<math:math xmlns:math="http://www.w3.org/1998/Math/MathML">
  <math:semantics>
    <math:msub>
      <math:mi>w</math:mi>
      <math:mi>r</math:mi>
    </math:msub>
    <math:annotation math:encoding="StarMath 5.0">w_r</math:annotation>
  </math:semantics>
</math:math>
</file>

<file path=Object 8/Object 12/content.xml><?xml version="1.0" encoding="utf-8"?>
<!DOCTYPE math  PUBLIC '-//OpenOffice.org//DTD Modified W3C MathML 1.01//EN'  'math.dtd'>
<math:math xmlns:math="http://www.w3.org/1998/Math/MathML">
  <math:semantics>
    <math:msub>
      <math:mi>h</math:mi>
      <math:mi>r</math:mi>
    </math:msub>
    <math:annotation math:encoding="StarMath 5.0">h_r</math:annotation>
  </math:semantics>
</math:math>
</file>

<file path=Object 8/Object 2/content.xml><?xml version="1.0" encoding="utf-8"?>
<!DOCTYPE math  PUBLIC '-//OpenOffice.org//DTD Modified W3C MathML 1.01//EN'  'math.dtd'>
<math:math xmlns:math="http://www.w3.org/1998/Math/MathML">
  <math:semantics>
    <math:msub>
      <math:mi>h</math:mi>
      <math:mi>f</math:mi>
    </math:msub>
    <math:annotation math:encoding="StarMath 5.0">h_f</math:annotation>
  </math:semantics>
</math:math>
</file>

<file path=Object 8/Object 3/content.xml><?xml version="1.0" encoding="utf-8"?>
<!DOCTYPE math  PUBLIC '-//OpenOffice.org//DTD Modified W3C MathML 1.01//EN'  'math.dtd'>
<math:math xmlns:math="http://www.w3.org/1998/Math/MathML">
  <math:semantics>
    <math:mstyle math:color="blue">
      <math:mrow>
        <math:msub>
          <math:mi>h</math:mi>
          <math:mi math:fontstyle="italic">Zf</math:mi>
        </math:msub>
      </math:mrow>
    </math:mstyle>
    <math:annotation math:encoding="StarMath 5.0">color blue h_Zf</math:annotation>
  </math:semantics>
</math:math>
</file>

<file path=Object 8/Object 4/content.xml><?xml version="1.0" encoding="utf-8"?>
<!DOCTYPE math  PUBLIC '-//OpenOffice.org//DTD Modified W3C MathML 1.01//EN'  'math.dtd'>
<math:math xmlns:math="http://www.w3.org/1998/Math/MathML">
  <math:semantics>
    <math:mstyle math:color="red">
      <math:mrow>
        <math:mrow>
          <math:mo math:stretchy="false">(</math:mo>
          <math:mrow>
            <math:msub>
              <math:mi>x</math:mi>
              <math:mi math:fontstyle="italic">Mf</math:mi>
            </math:msub>
            <math:mi>,</math:mi>
            <math:msub>
              <math:mi>y</math:mi>
              <math:mi math:fontstyle="italic">Mf</math:mi>
            </math:msub>
          </math:mrow>
          <math:mo math:stretchy="false">)</math:mo>
        </math:mrow>
      </math:mrow>
    </math:mstyle>
    <math:annotation math:encoding="StarMath 5.0">color red (x_Mf, y_Mf)</math:annotation>
  </math:semantics>
</math:math>
</file>

<file path=Object 8/Object 5/content.xml><?xml version="1.0" encoding="utf-8"?>
<!DOCTYPE math  PUBLIC '-//OpenOffice.org//DTD Modified W3C MathML 1.01//EN'  'math.dtd'>
<math:math xmlns:math="http://www.w3.org/1998/Math/MathML">
  <math:semantics>
    <math:mstyle math:color="blue">
      <math:mrow>
        <math:msub>
          <math:mi>w</math:mi>
          <math:mi math:fontstyle="italic">Zf</math:mi>
        </math:msub>
      </math:mrow>
    </math:mstyle>
    <math:annotation math:encoding="StarMath 5.0">color blue w_Zf</math:annotation>
  </math:semantics>
</math:math>
</file>

<file path=Object 8/Object 6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Gap</math:mi>
    </math:msub>
    <math:annotation math:encoding="StarMath 5.0">v_Gap</math:annotation>
  </math:semantics>
</math:math>
</file>

<file path=Object 8/Object 7/content.xml><?xml version="1.0" encoding="utf-8"?>
<!DOCTYPE math  PUBLIC '-//OpenOffice.org//DTD Modified W3C MathML 1.01//EN'  'math.dtd'>
<math:math xmlns:math="http://www.w3.org/1998/Math/MathML">
  <math:semantics>
    <math:mstyle math:color="blue">
      <math:mrow>
        <math:mrow>
          <math:mo math:stretchy="false">(</math:mo>
          <math:mrow>
            <math:msub>
              <math:mi>x</math:mi>
              <math:mi math:fontstyle="italic">Zf</math:mi>
            </math:msub>
            <math:mi>,</math:mi>
            <math:msub>
              <math:mi>y</math:mi>
              <math:mi math:fontstyle="italic">Zf</math:mi>
            </math:msub>
          </math:mrow>
          <math:mo math:stretchy="false">)</math:mo>
        </math:mrow>
      </math:mrow>
    </math:mstyle>
    <math:annotation math:encoding="StarMath 5.0">color blue (x_Zf, y_Zf)</math:annotation>
  </math:semantics>
</math:math>
</file>

<file path=Object 8/Object 8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Gap</math:mi>
    </math:msub>
    <math:annotation math:encoding="StarMath 5.0">v_Gap</math:annotation>
  </math:semantics>
</math:math>
</file>

<file path=Object 8/Object 9/content.xml><?xml version="1.0" encoding="utf-8"?>
<!DOCTYPE math  PUBLIC '-//OpenOffice.org//DTD Modified W3C MathML 1.01//EN'  'math.dtd'>
<math:math xmlns:math="http://www.w3.org/1998/Math/MathML">
  <math:semantics>
    <math:msub>
      <math:mi>h</math:mi>
      <math:mi math:fontstyle="italic">Gap</math:mi>
    </math:msub>
    <math:annotation math:encoding="StarMath 5.0">h_Gap</math:annotation>
  </math:semantics>
</math: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3cm" svg:stroke-color="#c0c0c0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5cm" svg:stroke-color="#80808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3cm" draw:marker-start="Arrow_20_concave" draw:marker-start-width="0.245cm" draw:marker-end="Arrow_20_concave" draw:marker-end-width="0.24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color="#ff0000" draw:fill="solid" draw:fill-color="#ff0000" draw:textarea-horizontal-align="center" draw:textarea-vertical-align="middle"/>
    </style:style>
    <style:style style:name="gr5" style:family="graphic" style:parent-style-name="standard">
      <style:graphic-properties svg:stroke-width="0.05cm" svg:stroke-color="#0000ff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0000ff" draw:fill="solid" draw:fill-color="#0000ff" draw:textarea-horizontal-align="center" draw:textarea-vertical-align="middle"/>
    </style:style>
    <style:style style:name="gr7" style:family="graphic" style:parent-style-name="standard">
      <style:graphic-properties svg:stroke-width="0.03cm" svg:stroke-color="#0000ff" draw:marker-start="Arrow_20_concave" draw:marker-start-width="0.245cm" draw:marker-end="Arrow_20_concave" draw:marker-end-width="0.245cm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03cm" svg:stroke-color="#ff0000" draw:marker-start="" draw:marker-start-width="0.245cm" draw:marker-end="Arrow_20_concave" draw:marker-end-width="0.245cm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width="0.05cm" draw:marker-start-width="0.23cm" draw:marker-end-width="0.23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>
      <style:graphic-properties svg:stroke-width="0.03cm" svg:stroke-color="#808080" draw:marker-start="Arrow_20_concave" draw:marker-start-width="0.245cm" draw:marker-end="Arrow_20_concave" draw:marker-end-width="0.24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color="#0000ff"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color="#ff0000"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color="#0000ff"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color="#ff0000"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9cm" svg:y1="2.272cm" svg:x2="7.09cm" svg:y2="8.272cm">
          <text:p/>
        </draw:line>
        <draw:line draw:style-name="gr1" draw:text-style-name="P1" draw:layer="layout" svg:x1="1.727cm" svg:y1="5cm" svg:x2="10.272cm" svg:y2="5cm">
          <text:p/>
        </draw:line>
        <draw:rect draw:style-name="gr2" draw:text-style-name="P1" draw:layer="layout" svg:width="6cm" svg:height="4.521cm" svg:x="3cm" svg:y="3cm">
          <text:p/>
        </draw:rect>
        <draw:line draw:style-name="gr3" draw:text-style-name="P1" draw:layer="layout" svg:x1="1.636cm" svg:y1="2cm" svg:x2="10.272cm" svg:y2="2cm">
          <text:p/>
        </draw:line>
        <draw:line draw:style-name="gr3" draw:text-style-name="P1" draw:layer="layout" svg:x1="10.636cm" svg:y1="8.272cm" svg:x2="10.636cm" svg:y2="2.272cm">
          <text:p/>
        </draw:line>
        <draw:circle draw:style-name="gr4" draw:text-style-name="P1" draw:layer="layout" svg:width="0.181cm" svg:height="0.181cm" svg:x="7.009cm" svg:y="4.909cm">
          <text:p/>
        </draw:circle>
        <draw:rect draw:style-name="gr5" draw:text-style-name="P1" draw:layer="layout" svg:width="3.343cm" svg:height="2.519cm" svg:x="4.83cm" svg:y="3.862cm">
          <text:p/>
        </draw:rect>
        <draw:circle draw:style-name="gr6" draw:text-style-name="P1" draw:layer="layout" svg:width="0.181cm" svg:height="0.181cm" svg:x="4.743cm" svg:y="3.777cm">
          <text:p/>
        </draw:circle>
        <draw:line draw:style-name="gr7" draw:text-style-name="P1" draw:layer="layout" svg:x1="4.454cm" svg:y1="3.818cm" svg:x2="4.454cm" svg:y2="6.454cm">
          <text:p/>
        </draw:line>
        <draw:line draw:style-name="gr7" draw:text-style-name="P1" draw:layer="layout" svg:x1="8.181cm" svg:y1="6.636cm" svg:x2="4.818cm" svg:y2="6.636cm">
          <text:p/>
        </draw:line>
        <draw:frame draw:style-name="gr8" draw:text-style-name="P2" draw:layer="layout" svg:width="2.915cm" svg:height="0.734cm" svg:x="4.69cm" svg:y="3.754cm">
          <draw:text-box>
            <text:p><text:span text:style-name="T1">zoom window</text:span></text:p>
          </draw:text-box>
        </draw:frame>
        <draw:line draw:style-name="gr9" draw:text-style-name="P3" draw:layer="layout" svg:x1="6.645cm" svg:y1="5.454cm" svg:x2="7.009cm" svg:y2="5.09cm">
          <text:p/>
        </draw:line>
        <draw:frame draw:style-name="gr8" draw:text-style-name="P4" draw:layer="layout" svg:width="2.911cm" svg:height="0.734cm" svg:x="4.909cm" svg:y="5.256cm">
          <draw:text-box>
            <text:p><text:span text:style-name="T2">mouse pointer</text:span></text:p>
          </draw:text-box>
        </draw:frame>
        <draw:rect draw:style-name="gr10" draw:text-style-name="P1" draw:layer="layout" svg:width="8.637cm" svg:height="6cm" svg:x="1.663cm" svg:y="2.272cm">
          <text:p/>
        </draw:rect>
        <draw:frame draw:style-name="gr11" draw:layer="layout" svg:width="0.642cm" svg:height="0.529cm" svg:x="5.693cm" svg:y="1.40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layer="layout" svg:width="0.557cm" svg:height="0.529cm" svg:x="10.735cm" svg:y="5.00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layer="layout" svg:width="1.935cm" svg:height="0.529cm" svg:x="6.046cm" svg:y="4.30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layer="layout" svg:width="1.797cm" svg:height="0.529cm" svg:x="3.915cm" svg:y="3.10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layer="layout" svg:width="0.655cm" svg:height="0.529cm" svg:x="3.786cm" svg:y="4.90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layer="layout" svg:width="0.74cm" svg:height="0.529cm" svg:x="6.172cm" svg:y="6.66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layer="layout" svg:width="0.857cm" svg:height="0.529cm" svg:x="1.885cm" svg:y="7.68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3" draw:text-style-name="P1" draw:layer="layout" svg:x1="1.727cm" svg:y1="7.781cm" svg:x2="3cm" svg:y2="7.781cm">
          <text:p/>
        </draw:line>
        <draw:frame draw:style-name="gr11" draw:layer="layout" svg:width="0.857cm" svg:height="0.529cm" svg:x="9.186cm" svg:y="6.18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3" draw:text-style-name="P1" draw:layer="layout" svg:x1="9.028cm" svg:y1="6.181cm" svg:x2="10.301cm" svg:y2="6.181cm">
          <text:p/>
        </draw:line>
        <draw:frame draw:style-name="gr11" draw:layer="layout" svg:width="0.867cm" svg:height="0.529cm" svg:x="5.88cm" svg:y="2.38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3" draw:text-style-name="P1" draw:layer="layout" svg:x1="5.818cm" svg:y1="3cm" svg:x2="5.836cm" svg:y2="2.272cm">
          <text:p/>
        </draw:line>
        <draw:frame draw:style-name="gr11" draw:layer="layout" svg:width="0.867cm" svg:height="0.529cm" svg:x="9.481cm" svg:y="7.68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3" draw:text-style-name="P1" draw:layer="layout" svg:x1="9.318cm" svg:y1="8.2cm" svg:x2="9.336cm" svg:y2="7.472cm">
          <text:p/>
        </draw:line>
        <draw:frame draw:style-name="gr11" draw:layer="layout" svg:width="0.621cm" svg:height="0.529cm" svg:x="5.703cm" svg:y="7.68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layer="layout" svg:width="0.536cm" svg:height="0.529cm" svg:x="2.146cm" svg:y="5.08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12" draw:text-style-name="P1" draw:layer="layout" svg:x1="3cm" svg:y1="7.772cm" svg:x2="9cm" svg:y2="7.772cm">
          <text:p/>
        </draw:line>
        <draw:line draw:style-name="gr12" draw:text-style-name="P1" draw:layer="layout" svg:x1="2.736cm" svg:y1="7.545cm" svg:x2="2.736cm" svg:y2="3cm">
          <text:p/>
        </draw:line>
      </draw:page>
    </office:drawing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h</math:mi>
      <math:mi math:fontstyle="italic">Gap</math:mi>
    </math:msub>
    <math:annotation math:encoding="StarMath 5.0">h_Gap</math:annotation>
  </math:semantics>
</math:math>
</file>